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BB0000011C2025BDC4.svm" manifest:media-type=""/>
  <manifest:file-entry manifest:full-path="Pictures/200000010000030A0000011CE500A9E0.svm" manifest:media-type=""/>
  <manifest:file-entry manifest:full-path="Pictures/2000000100000E5F00000970BC990C19.svm" manifest:media-type=""/>
  <manifest:file-entry manifest:full-path="Pictures/200000010000051E00000135A8B3114A.svm" manifest:media-type=""/>
  <manifest:file-entry manifest:full-path="Pictures/20000001000006700000035EF5B14041.svm" manifest:media-type=""/>
  <manifest:file-entry manifest:full-path="Pictures/20000001000008120000035E6610975B.svm" manifest:media-type=""/>
  <manifest:file-entry manifest:full-path="Pictures/20000001000000CC000000D8AE120CE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|c|c|}&#10;\cline{2-3}&#10;\overline{x}&amp;1&amp;1\\&#10;\cline{2-3}&#10;$x$&amp;1&amp;0\\&#10;\cline{2-3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TexMathsArgs="14§latex§\begin{table}&#10;\begin{tabular}{cc}&#10;\overline{y} &amp; $y$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latex§\begin{table}&#10;\begin{tabular}{c|c|c|}&#10;\cline{2-3}&#10;\overline{x}&amp;\overline{x}\overline{y}&amp;\overline{x}y\\&#10;\cline{2-3}&#10;$x$&amp;x\overline{y}&amp;\\&#10;\cline{2-3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latex§\begin{align*}&#10;F&amp;=x\overline{y}+\overline{x}\overline{y} +\overline{x}y\\&#10;&amp;=x\overline{y}+\overline{x}\overline{y}+\overline{x}\overline{y} +\overline{x}y\\&#10;&amp;=(x+\overline{x})\overline{y}+\overline{x}(\overline{y}+y)\\&#10;&amp;=(1)\overline{y}+\overline{x}(1)\\&#10;&amp;=\overline{y}+\overline{x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TexMathsArgs="14§latex§\overline{y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latex§\overline{x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0" style:family="graphic" style:parent-style-name="standard">
      <style:graphic-properties TexMathsArgs="14§latex§F=\overline{x}+\overline{y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06cm" svg:height="1.205cm" svg:x="6.076cm" svg:y="0.996cm">
          <draw:image xlink:href="Pictures/20000001000006700000035EF5B14041.svm" xlink:type="simple" xlink:show="embed" xlink:actuate="onLoad">
            <text:p/>
          </draw:image>
        </draw:frame>
        <draw:custom-shape draw:style-name="gr2" draw:text-style-name="P1" xml:id="id2" draw:id="id2" draw:layer="layout" svg:width="0.635cm" svg:height="2.159cm" draw:transform="rotate (1.5707963267946) translate (1.651cm 1.52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088cm" svg:height="0.396cm" svg:x="6.976cm" svg:y="0.423cm">
          <draw:image xlink:href="Pictures/200000010000030A0000011CE500A9E0.svm" xlink:type="simple" xlink:show="embed" xlink:actuate="onLoad">
            <text:p/>
          </draw:image>
        </draw:frame>
        <draw:custom-shape draw:style-name="gr2" draw:text-style-name="P1" xml:id="id4" draw:id="id4" draw:layer="layout" svg:width="1.27cm" svg:height="0.762cm" draw:transform="rotate (1.5707963267946) translate (1.778cm 2.28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088cm" svg:height="0.396cm" svg:x="2.159cm" svg:y="0.381cm">
          <draw:image xlink:href="Pictures/200000010000030A0000011CE500A9E0.svm" xlink:type="simple" xlink:show="embed" xlink:actuate="onLoad">
            <text:p/>
          </draw:image>
        </draw:frame>
        <draw:frame draw:style-name="gr4" draw:text-style-name="P1" draw:layer="layout" svg:width="2.891cm" svg:height="1.205cm" svg:x="1.016cm" svg:y="1.016cm">
          <draw:image xlink:href="Pictures/20000001000008120000035E6610975B.svm" xlink:type="simple" xlink:show="embed" xlink:actuate="onLoad">
            <text:p/>
          </draw:image>
        </draw:frame>
        <draw:frame draw:style-name="gr5" draw:text-style-name="P1" draw:layer="layout" svg:width="5.149cm" svg:height="3.381cm" svg:x="1.963cm" svg:y="5.08cm">
          <draw:image xlink:href="Pictures/2000000100000E5F00000970BC990C19.svm" xlink:type="simple" xlink:show="embed" xlink:actuate="onLoad">
            <text:p/>
          </draw:image>
        </draw:frame>
        <draw:frame draw:style-name="gr6" draw:text-style-name="P2" xml:id="id3" draw:id="id3" draw:layer="layout" svg:width="3.093cm" svg:height="0.911cm" svg:x="0.889cm" svg:y="2.921cm">
          <draw:text-box>
            <text:p><text:span text:style-name="T1">یہ <text:s text:c="4"/>کے برابر ہے</text:span></text:p>
          </draw:text-box>
          <draw:glue-point draw:id="4" svg:x="3.213cm" svg:y="-0.812cm"/>
        </draw:frame>
        <draw:frame draw:style-name="gr7" draw:text-style-name="P1" draw:layer="layout" svg:width="0.26cm" svg:height="0.396cm" svg:x="3.011cm" svg:y="3.287cm">
          <draw:image xlink:href="Pictures/20000001000000BB0000011C2025BDC4.svm" xlink:type="simple" xlink:show="embed" xlink:actuate="onLoad">
            <text:p/>
          </draw:image>
        </draw:frame>
        <draw:frame draw:style-name="gr6" draw:text-style-name="P2" xml:id="id1" draw:id="id1" draw:layer="layout" svg:width="3.207cm" svg:height="0.911cm" svg:x="3.205cm" svg:y="2.116cm">
          <draw:text-box>
            <text:p><text:span text:style-name="T1">یہ <text:s text:c="4"/>کے برابر ہے</text:span><text:span text:style-name="T1"> </text:span></text:p>
          </draw:text-box>
          <draw:glue-point draw:id="4" svg:x="3.224cm" svg:y="-1.734cm"/>
        </draw:frame>
        <draw:frame draw:style-name="gr8" draw:text-style-name="P1" draw:layer="layout" svg:width="0.284cm" svg:height="0.301cm" svg:x="5.334cm" svg:y="2.493cm">
          <draw:image xlink:href="Pictures/20000001000000CC000000D8AE120CEC.svm" xlink:type="simple" xlink:show="embed" xlink:actuate="onLoad">
            <text:p/>
          </draw:image>
        </draw:frame>
        <draw:connector draw:style-name="gr9" draw:text-style-name="P1" draw:layer="layout" draw:type="curve" svg:x1="5.841cm" svg:y1="2.414cm" svg:x2="3.81cm" svg:y2="1.207cm" draw:start-shape="id1" draw:start-glue-point="4" draw:end-shape="id2" svg:d="m5841 2414c0-805-677-1207-2031-1207">
          <text:p/>
        </draw:connector>
        <draw:connector draw:style-name="gr9" draw:text-style-name="P1" draw:layer="layout" draw:type="curve" draw:line-skew="2.424cm 2.405cm -0.688cm" svg:x1="3.428cm" svg:y1="3.303cm" svg:x2="2.159cm" svg:y2="2.286cm" draw:start-shape="id3" draw:start-glue-point="4" draw:end-shape="id4" draw:end-glue-point="3" svg:d="m3428 3303c0-547-634-365-634-404s-635 248-635-613">
          <text:p/>
        </draw:connector>
        <draw:frame draw:style-name="gr6" draw:text-style-name="P2" draw:layer="layout" svg:width="5.273cm" svg:height="0.911cm" svg:x="1.438cm" svg:y="3.662cm">
          <draw:text-box>
            <text:p><text:span text:style-name="T1">یوں <text:s text:c="20"/>کے برابر ہے</text:span><text:span text:style-name="T1"> </text:span></text:p>
          </draw:text-box>
        </draw:frame>
        <draw:frame draw:style-name="gr10" draw:text-style-name="P1" draw:layer="layout" svg:width="1.833cm" svg:height="0.431cm" svg:x="3.84cm" svg:y="3.993cm">
          <draw:image xlink:href="Pictures/200000010000051E00000135A8B3114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18T16:34:48</dc:date>
    <dc:creator>kkk </dc:creator>
    <meta:generator>LibreOffice/3.3$Linux LibreOffice_project/330m19$Build-401</meta:generator>
    <meta:editing-duration>PT2H33M15S</meta:editing-duration>
    <meta:editing-cycles>12</meta:editing-cycles>
    <meta:document-statistic meta:object-count="15"/>
  </office:meta>
</office:document-meta>
</file>